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  <style:text-properties officeooo:rsid="001257ba" officeooo:paragraph-rsid="001257ba"/>
    </style:style>
    <style:style style:name="T1" style:family="text">
      <style:text-properties officeooo:rsid="001257ba"/>
    </style:style>
    <style:style style:name="T2" style:family="text">
      <style:text-properties fo:font-weight="bold" officeooo:rsid="001257ba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Veradadero/Falso (0/10)</text:h>
      <text:list xml:id="list1980270275" text:style-name="L1">
        <text:list-item>
          <text:p text:style-name="P4">La formula <text:span text:style-name="Strong_20_Emphasis">average</text:span> sirve para hacer el promedio </text:p>
          <text:list>
            <text:list-item>
              <text:p text:style-name="P4">Falso </text:p>
            </text:list-item>
          </text:list>
        </text:list-item>
        <text:list-item>
          <text:p text:style-name="P4">¿Es correcta esta formula?</text:p>
          <text:list>
            <text:list-item>
              <text:p text:style-name="P4">Verdadero </text:p>
            </text:list-item>
          </text:list>
        </text:list-item>
        <text:list-item>
          <text:p text:style-name="P4">La opción formato condicional dará un resultado dependiendo del valor de otra celda</text:p>
          <text:list>
            <text:list-item>
              <text:p text:style-name="P4">Falso </text:p>
            </text:list-item>
          </text:list>
        </text:list-item>
        <text:list-item>
          <text:p text:style-name="P4">Google Spreadsheet guarda automaticament las hojas de cálculo en formato XLSX</text:p>
          <text:list>
            <text:list-item>
              <text:p text:style-name="P4">Falso </text:p>
            </text:list-item>
          </text:list>
        </text:list-item>
        <text:list-item>
          <text:p text:style-name="P4">¿Es la f<text:span text:style-name="T1">ó</text:span>rmula SUM(E3;E34) correcta? </text:p>
          <text:list>
            <text:list-item>
              <text:p text:style-name="P4">Falso </text:p>
            </text:list-item>
          </text:list>
        </text:list-item>
        <text:list-item>
          <text:p text:style-name="P4">¿ES la f<text:span text:style-name="T1">ó</text:span>rmula multiply(E:32) correcta? </text:p>
          <text:list>
            <text:list-item>
              <text:p text:style-name="P4">Verdadero </text:p>
            </text:list-item>
          </text:list>
        </text:list-item>
        <text:list-item>
          <text:p text:style-name="P4">¿Es cada columna una letra?</text:p>
          <text:list>
            <text:list-item>
              <text:p text:style-name="P4">Si </text:p>
            </text:list-item>
          </text:list>
        </text:list-item>
        <text:list-item>
          <text:p text:style-name="P4">Si el valor de una celda depende de lo que hay en otra, al cambiar esta otra, ¿cambia el valor automáticamente?</text:p>
          <text:list>
            <text:list-item>
              <text:p text:style-name="P4">Si </text:p>
            </text:list-item>
          </text:list>
        </text:list-item>
        <text:list-item>
          <text:p text:style-name="P4">¿Es este el símbolo para copiar el formato?</text:p>
          <text:list>
            <text:list-item>
              <text:p text:style-name="P4">Verdadero </text:p>
            </text:list-item>
          </text:list>
        </text:list-item>
        <text:list-item>
          <text:p text:style-name="P4">Es esta formula correcta: =AVERAGE(valor 1; valor 2; etc...)? </text:p>
          <text:list>
            <text:list-item>
              <text:p text:style-name="P1">Falso </text:p>
            </text:list-item>
          </text:list>
        </text:list-item>
      </text:list>
      <text:h text:style-name="Heading_20_2" text:outline-level="2"><text:bookmark text:name="user-content-2-respuesta-multiple"/>2. Respuesta Multiple</text:h>
      <text:list xml:id="list3835181700" text:style-name="L2">
        <text:list-item>
          <text:p text:style-name="P5">Para comenzar una f<text:span text:style-name="T1">ó</text:span>rmula se utiliza </text:p>
          <text:list>
            <text:list-item>
              <text:p text:style-name="P5">= <text:span text:style-name="Strong_20_Emphasis">[X]</text:span> </text:p>
            </text:list-item>
            <text:list-item>
              <text:p text:style-name="P5"><text:span text:style-name="T1">€</text:span></text:p>
            </text:list-item>
            <text:list-item>
              <text:p text:style-name="P5">: </text:p>
            </text:list-item>
            <text:list-item>
              <text:p text:style-name="P7">fx=</text:p>
            </text:list-item>
          </text:list>
        </text:list-item>
        <text:list-item>
          <text:p text:style-name="P5">¿Que hace la fórmula Min?</text:p>
          <text:list>
            <text:list-item>
              <text:p text:style-name="P5">Pone el valor mas alto de un rango</text:p>
            </text:list-item>
            <text:list-item>
              <text:p text:style-name="P5">Calcular el promedio de un rango</text:p>
            </text:list-item>
            <text:list-item>
              <text:p text:style-name="P5">Dice solo los minutos de una fecha</text:p>
            </text:list-item>
            <text:list-item>
              <text:p text:style-name="P5">Ninguna es correcta <text:span text:style-name="T2">[X]</text:span></text:p>
            </text:list-item>
          </text:list>
        </text:list-item>
        <text:list-item>
          <text:p text:style-name="P5">¿A cual de estos formatos no se puede exportar desde Google Spreadsheet? </text:p>
          <text:list>
            <text:list-item>
              <text:p text:style-name="P5">PSD <text:span text:style-name="Strong_20_Emphasis">[X]</text:span> </text:p>
            </text:list-item>
            <text:list-item>
              <text:p text:style-name="P5">ODT </text:p>
            </text:list-item>
            <text:list-item>
              <text:p text:style-name="P5">PDF </text:p>
            </text:list-item>
            <text:list-item>
              <text:p text:style-name="P5">HTML </text:p>
            </text:list-item>
          </text:list>
        </text:list-item>
        <text:list-item>
          <text:p text:style-name="P5"><text:soft-page-break/>¿Que significa el símbolo que hay debajo del texto?</text:p>
          <text:list>
            <text:list-item>
              <text:p text:style-name="P5">Hay un filtro <text:span text:style-name="Strong_20_Emphasis">[X]</text:span> </text:p>
            </text:list-item>
            <text:list-item>
              <text:p text:style-name="P5">Que la celda está inmovilizada</text:p>
            </text:list-item>
            <text:list-item>
              <text:p text:style-name="P5">Que los valores de la columna están ordenados</text:p>
            </text:list-item>
            <text:list-item>
              <text:p text:style-name="P5">Que hay una formula en la celda</text:p>
            </text:list-item>
          </text:list>
        </text:list-item>
        <text:list-item>
          <text:p text:style-name="P5">¿Por que no funciona esta formula? </text:p>
          <text:list>
            <text:list-item>
              <text:p text:style-name="P5">Porque para sumar se usa=SUM() </text:p>
            </text:list-item>
            <text:list-item>
              <text:p text:style-name="P5">Falta un <text:span text:style-name="T1">paréntesis</text:span> =(D3+E3) </text:p>
            </text:list-item>
            <text:list-item>
              <text:p text:style-name="P5">Porque interpreta las comas de los <text:span text:style-name="T1">números</text:span> como texto <text:span text:style-name="Strong_20_Emphasis">[X]</text:span> </text:p>
            </text:list-item>
            <text:list-item>
              <text:p text:style-name="P2">Porque se escribe D3+E3 </text:p>
            </text:list-item>
          </text:list>
        </text:list-item>
      </text:list>
      <text:h text:style-name="Heading_20_2" text:outline-level="2"><text:bookmark text:name="user-content-3-respuestas-abiertas"/>3. Respuestas abiertas:</text:h>
      <text:list xml:id="list389008104" text:style-name="L3">
        <text:list-item>
          <text:p text:style-name="P6">Que quieren decir las siglas CSV? (en inglés) </text:p>
        </text:list-item>
        <text:list-item>
          <text:p text:style-name="P6"><text:span text:style-name="T1">¿</text:span>Como sumarias la fila 2? </text:p>
        </text:list-item>
        <text:list-item>
          <text:p text:style-name="P6">¿Que hace el formato condicional?</text:p>
        </text:list-item>
        <text:list-item>
          <text:p text:style-name="P6"><text:span text:style-name="T1">¿</text:span>Como encontrarías el valor mas pequeño de la fila 2?</text:p>
        </text:list-item>
        <text:list-item>
          <text:p text:style-name="P3"><text:span text:style-name="T1">¿</text:span>Que tipo de aplicación es Google Spreadsheet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22:24.959547387</meta:creation-date>
    <dc:date>2018-11-06T11:45:52.711336772</dc:date>
    <meta:editing-duration>PT1H13M1S</meta:editing-duration>
    <meta:editing-cycles>3</meta:editing-cycles>
    <meta:generator>LibreOffice/5.4.7.2$Linux_X86_64 LibreOffice_project/40$Build-2</meta:generator>
    <meta:document-statistic meta:table-count="0" meta:image-count="0" meta:object-count="0" meta:page-count="2" meta:paragraph-count="53" meta:word-count="313" meta:character-count="1608" meta:non-whitespace-character-count="1368"/>
  </office:meta>
</office:document-meta>
</file>